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la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table:number-columns-repeated="3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d_sala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pacida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ala Innovacion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Sala Creativida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Sala Estrategia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0:15:21.763360945</meta:creation-date>
    <dc:date>2025-08-08T10:28:16.250090261</dc:date>
    <meta:editing-duration>PT2M14S</meta:editing-duration>
    <meta:editing-cycles>1</meta:editing-cycles>
    <meta:document-statistic meta:table-count="1" meta:cell-count="12" meta:object-count="0"/>
    <meta:generator>LibreOffice/24.2.7.2$Linux_X86_64 LibreOffice_project/420$Build-2</meta:generator>
  </office:meta>
</office:document-meta>
</file>